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A31635B24278EF7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cm, 6.192cm, 23.782cm, 10.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4cm" svg:height="11.675cm" svg:x="0.2cm" svg:y="0.201cm">
          <draw:image xlink:href="Pictures/10000000000005E8000007E0A31635B24278EF7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17:14:12.413477911</dc:date>
    <meta:editing-duration>PT2M39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